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Iterator.UrlIterator( Iterato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llection.ad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llection.URLCollection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llection.URL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Collection.add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llection.addURL( String url , URL base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